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.87" calcext:value-type="float">
            <text:p>1,87</text:p>
          </table:table-cell>
          <table:table-cell table:formula="of:=[.B2]^2" office:value-type="float" office:value="3.4969" calcext:value-type="float">
            <text:p>3,4969</text:p>
          </table:table-cell>
          <table:table-cell/>
          <table:table-cell office:value-type="string" calcext:value-type="string">
            <text:p>a</text:p>
          </table:table-cell>
          <table:table-cell table:formula="of:=[.$B2]*2" office:value-type="float" office:value="3.74" calcext:value-type="float">
            <text:p>3,74</text:p>
          </table:table-cell>
          <table:table-cell office:value-type="float" office:value="6.09" calcext:value-type="float">
            <text:p>6,09</text:p>
          </table:table-cell>
          <table:table-cell office:value-type="float" office:value="6.08" calcext:value-type="float">
            <text:p>6,0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.68" calcext:value-type="float">
            <text:p>4,68</text:p>
          </table:table-cell>
          <table:table-cell table:formula="of:=[.B3]^2" office:value-type="float" office:value="21.9024" calcext:value-type="float">
            <text:p>21,902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6.09" calcext:value-type="float">
            <text:p>6,09</text:p>
          </table:table-cell>
          <table:table-cell table:formula="of:=[.$B3]*2" office:value-type="float" office:value="9.36" calcext:value-type="float">
            <text:p>9,36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67" calcext:value-type="float">
            <text:p>4,67</text:p>
          </table:table-cell>
          <table:table-cell table:formula="of:=[.B4]^2" office:value-type="float" office:value="21.8089" calcext:value-type="float">
            <text:p>21,80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.08" calcext:value-type="float">
            <text:p>6,08</text:p>
          </table:table-cell>
          <table:table-cell office:value-type="float" office:value="7.84" calcext:value-type="float">
            <text:p>7,84</text:p>
          </table:table-cell>
          <table:table-cell table:formula="of:=[.$B4]*2" office:value-type="float" office:value="9.34" calcext:value-type="float">
            <text:p>9,3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formula="of:=([.F2]^2-[.$B2]^2-[.$B2]^2)/(2*[.$B2]*[.$B2])" office:value-type="float" office:value="1" calcext:value-type="float">
            <text:p>1</text:p>
          </table:table-cell>
          <table:table-cell table:formula="of:=([.G2]^2-[.$B3]^2-[.$B2]^2)/(2*[.$B3]*[.$B2])" office:value-type="float" office:value="0.667809314868138" calcext:value-type="float">
            <text:p>0,667809314868138</text:p>
          </table:table-cell>
          <table:table-cell table:formula="of:=([.H2]^2-[.$B2]^2-[.$B4]^2)/(2*[.$B2]*[.$B4])" office:value-type="float" office:value="0.66762472947131" calcext:value-type="float">
            <text:p>0,667624729471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formula="of:=([.F3]^2-[.$B2]^2-[.$B3]^2)/(2*[.$B2]*[.$B3])" office:value-type="float" office:value="0.667809314868138" calcext:value-type="float">
            <text:p>0,667809314868138</text:p>
          </table:table-cell>
          <table:table-cell table:formula="of:=([.G3]^2-[.$B3]^2-[.$B3]^2)/(2*[.$B3]*[.$B3])" office:value-type="float" office:value="1" calcext:value-type="float">
            <text:p>1</text:p>
          </table:table-cell>
          <table:table-cell table:formula="of:=([.H3]^2-[.$B4]^2-[.$B3]^2)/(2*[.$B4]*[.$B3])" office:value-type="float" office:value="0.406172788667435" calcext:value-type="float">
            <text:p>0,4061727886674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table:formula="of:=([.F4]^2-[.$B4]^2-[.$B2]^2)/(2*[.$B4]*[.$B2])" office:value-type="float" office:value="0.66762472947131" calcext:value-type="float">
            <text:p>0,66762472947131</text:p>
          </table:table-cell>
          <table:table-cell table:formula="of:=([.G4]^2-[.$B4]^2-[.$B3]^2)/(2*[.$B4]*[.$B3])" office:value-type="float" office:value="0.406172788667435" calcext:value-type="float">
            <text:p>0,406172788667435</text:p>
          </table:table-cell>
          <table:table-cell table:formula="of:=([.H4]^2-[.$B4]^2-[.$B4]^2)/(2*[.$B4]*[.$B4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([.C3]+[.C2])/SUM([.$C$2:.$C$4])" office:value-type="float" office:value="0.538027291868786" calcext:value-type="float">
            <text:p>0,538027291868786</text:p>
          </table:table-cell>
          <table:table-cell table:formula="of:=([.C4]+[.C2])/SUM([.$C$2:.$C$4])" office:value-type="float" office:value="0.53604670375062" calcext:value-type="float">
            <text:p>0,53604670375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formula="of:=([.C3]+[.C2])/SUM([.$C$2:.$C$4])" office:value-type="float" office:value="0.538027291868786" calcext:value-type="float">
            <text:p>0,538027291868786</text:p>
          </table:table-cell>
          <table:table-cell office:value-type="float" office:value="1" calcext:value-type="float">
            <text:p>1</text:p>
          </table:table-cell>
          <table:table-cell table:formula="of:=([.C3]+[.C4])/SUM([.$C$2:.$C$4])" office:value-type="float" office:value="0.925926004380595" calcext:value-type="float">
            <text:p>0,9259260043805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table:formula="of:=([.C4]+[.C2])/SUM([.$C$2:.$C$4])" office:value-type="float" office:value="0.53604670375062" calcext:value-type="float">
            <text:p>0,53604670375062</text:p>
          </table:table-cell>
          <table:table-cell table:formula="of:=([.C4]+[.C3])/SUM([.$C$2:.$C$4])" office:value-type="float" office:value="0.925926004380595" calcext:value-type="float">
            <text:p>0,925926004380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formula="of:=[.F7]*[.F12]" office:value-type="float" office:value="1" calcext:value-type="float">
            <text:p>1</text:p>
          </table:table-cell>
          <table:table-cell table:formula="of:=[.G7]*[.G12]" office:value-type="float" office:value="0.359299637163254" calcext:value-type="float">
            <text:p>0,359299637163254</text:p>
          </table:table-cell>
          <table:table-cell table:formula="of:=[.H7]*[.H12]" office:value-type="float" office:value="0.357878035575495" calcext:value-type="float">
            <text:p>0,3578780355754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formula="of:=[.F8]*[.F13]" office:value-type="float" office:value="0.359299637163253" calcext:value-type="float">
            <text:p>0,359299637163253</text:p>
          </table:table-cell>
          <table:table-cell table:formula="of:=[.G8]*[.G13]" office:value-type="float" office:value="1" calcext:value-type="float">
            <text:p>1</text:p>
          </table:table-cell>
          <table:table-cell table:formula="of:=[.H8]*[.H13]" office:value-type="float" office:value="0.376085947298962" calcext:value-type="float">
            <text:p>0,3760859472989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table:formula="of:=[.F9]*[.F14]" office:value-type="float" office:value="0.357878035575495" calcext:value-type="float">
            <text:p>0,357878035575495</text:p>
          </table:table-cell>
          <table:table-cell table:formula="of:=[.G9]*[.G14]" office:value-type="float" office:value="0.376085947298962" calcext:value-type="float">
            <text:p>0,376085947298962</text:p>
          </table:table-cell>
          <table:table-cell table:formula="of:=[.H9]*[.H14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2-18T19:14:24.085668816</meta:creation-date>
    <dc:date>2023-02-18T21:11:09.955068401</dc:date>
    <dc:creator>Łukasz Dróżdż</dc:creator>
    <meta:editing-duration>PT1H35M55S</meta:editing-duration>
    <meta:editing-cycles>1</meta:editing-cycles>
    <meta:document-statistic meta:table-count="1" meta:cell-count="69" meta:object-count="0"/>
    <meta:generator>LibreOffice/7.4.5.1$Linux_X86_64 LibreOffice_project/40$Build-1</meta:generator>
  </office:meta>
</office:document-meta>
</file>